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4091in"/>
    </style:style>
    <style:style style:name="co2" style:family="table-column">
      <style:table-column-properties fo:break-before="auto" style:column-width="1.8898in"/>
    </style:style>
    <style:style style:name="co3" style:family="table-column">
      <style:table-column-properties fo:break-before="auto" style:column-width="1.1902in"/>
    </style:style>
    <style:style style:name="co4" style:family="table-column">
      <style:table-column-properties fo:break-before="auto" style:column-width="1.1689in"/>
    </style:style>
    <style:style style:name="co5" style:family="table-column">
      <style:table-column-properties fo:break-before="auto" style:column-width="4.1291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2339in"/>
    </style:style>
    <style:style style:name="co8" style:family="table-column">
      <style:table-column-properties fo:break-before="auto" style:column-width="1.37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0000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990000" fo:border="none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990000" fo:border="none"/>
      <style:text-properties style:use-window-font-color="true" fo:font-size="10pt" style:font-size-asian="10pt" style:font-size-complex="10pt"/>
    </style:style>
    <style:style style:name="ce5" style:family="table-cell" style:parent-style-name="Default">
      <style:table-cell-properties fo:background-color="#000000" fo:border="none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="none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7e0021"/>
    </style:style>
    <style:style style:name="ce8" style:family="table-cell" style:parent-style-name="Default">
      <style:table-cell-properties fo:background-color="#1c1c1c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111111"/>
    </style:style>
  </office:automatic-styles>
  <office:body>
    <office:spreadsheet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Alice</text:p>
          </table:table-cell>
          <table:table-cell table:style-name="ce3" office:value-type="string">
            <text:p>Skill Name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Description 1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SP Used</text:p>
          </table:table-cell>
          <table:table-cell table:style-name="ce3" office:value-type="string">
            <text:p>Max Level</text:p>
          </table:table-cell>
          <table:table-cell table:style-name="ce1" office:value-type="string">
            <text:p>Cp Needed (Learn)</text:p>
          </table:table-cell>
          <table:table-cell table:style-name="ce1" office:value-type="string">
            <text:p>Cp Needed(Level)</text:p>
          </table:table-cell>
        </table:table-row>
        <table:table-row table:style-name="ro1">
          <table:table-cell table:style-name="ce2" office:value-type="string">
            <text:p>Fighter</text:p>
          </table:table-cell>
          <table:table-cell table:style-name="ce2" table:number-columns-repeated="8"/>
        </table:table-row>
        <table:table-row table:style-name="ro1">
          <table:table-cell office:value-type="string">
            <text:p>Physical</text:p>
          </table:table-cell>
          <table:table-cell office:value-type="string">
            <text:p>Invisible Slash</text:p>
          </table:table-cell>
          <table:table-cell office:value-type="string">
            <text:p>Active</text:p>
          </table:table-cell>
          <table:table-cell/>
          <table:table-cell office:value-type="string">
            <text:p>Minor damage to one enemy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Physical</text:p>
          </table:table-cell>
          <table:table-cell office:value-type="string">
            <text:p>Water Attack</text:p>
          </table:table-cell>
          <table:table-cell office:value-type="string">
            <text:p>Active</text:p>
          </table:table-cell>
          <table:table-cell office:value-type="string">
            <text:p>Damage Inflicted</text:p>
          </table:table-cell>
          <table:table-cell office:value-type="string">
            <text:p>Minor Water damage to one enemy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Support</text:p>
          </table:table-cell>
          <table:table-cell office:value-type="string">
            <text:p>Charge</text:p>
          </table:table-cell>
          <table:table-cell office:value-type="string">
            <text:p>Active</text:p>
          </table:table-cell>
          <table:table-cell/>
          <table:table-cell office:value-type="string">
            <text:p>ATK increased in next turn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Physical</text:p>
          </table:table-cell>
          <table:table-cell office:value-type="string">
            <text:p>Surge</text:p>
          </table:table-cell>
          <table:table-cell office:value-type="string">
            <text:p>Active</text:p>
          </table:table-cell>
          <table:table-cell/>
          <table:table-cell office:value-type="string">
            <text:p>Water damage to one enemy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Physical</text:p>
          </table:table-cell>
          <table:table-cell office:value-type="string">
            <text:p>Pound</text:p>
          </table:table-cell>
          <table:table-cell office:value-type="string">
            <text:p>Active</text:p>
          </table:table-cell>
          <table:table-cell office:value-type="string">
            <text:p>Damage Inflicted</text:p>
          </table:table-cell>
          <table:table-cell office:value-type="string">
            <text:p>Heavy damage to one enemy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HP Limit UP</text:p>
          </table:table-cell>
          <table:table-cell office:value-type="string">
            <text:p>Fighter, Passive</text:p>
          </table:table-cell>
          <table:table-cell/>
          <table:table-cell office:value-type="string">
            <text:p>Maximum HP increas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aladin</text:p>
          </table:table-cell>
          <table:table-cell table:style-name="ce2" table:number-columns-repeated="8"/>
        </table:table-row>
        <table:table-row table:style-name="ro1">
          <table:table-cell office:value-type="string">
            <text:p>Support</text:p>
          </table:table-cell>
          <table:table-cell office:value-type="string">
            <text:p>Cover</text:p>
          </table:table-cell>
          <table:table-cell office:value-type="string">
            <text:p>Active</text:p>
          </table:table-cell>
          <table:table-cell/>
          <table:table-cell office:value-type="string">
            <text:p>Temporarily shields your party from attack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Recovery</text:p>
          </table:table-cell>
          <table:table-cell office:value-type="string">
            <text:p>Ex Heal</text:p>
          </table:table-cell>
          <table:table-cell office:value-type="string">
            <text:p>Active</text:p>
          </table:table-cell>
          <table:table-cell/>
          <table:table-cell office:value-type="string">
            <text:p>Restore a fair amount of the target's HP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upport</text:p>
          </table:table-cell>
          <table:table-cell office:value-type="string">
            <text:p>Intimidate</text:p>
          </table:table-cell>
          <table:table-cell office:value-type="string">
            <text:p>Active</text:p>
          </table:table-cell>
          <table:table-cell/>
          <table:table-cell office:value-type="string">
            <text:p>Enemies will temporarily attack the us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Support</text:p>
          </table:table-cell>
          <table:table-cell office:value-type="string">
            <text:p>Resist Attack</text:p>
          </table:table-cell>
          <table:table-cell office:value-type="string">
            <text:p>Active</text:p>
          </table:table-cell>
          <table:table-cell/>
          <table:table-cell office:value-type="string">
            <text:p>Reduce target's physical damage received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gical</text:p>
          </table:table-cell>
          <table:table-cell office:value-type="string">
            <text:p>Darkness Bullet</text:p>
          </table:table-cell>
          <table:table-cell office:value-type="string">
            <text:p>Active</text:p>
          </table:table-cell>
          <table:table-cell/>
          <table:table-cell office:value-type="string">
            <text:p>Damage to enemy with a chance of Darkness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assive</text:p>
          </table:table-cell>
          <table:table-cell office:value-type="string">
            <text:p>Paladin Skill</text:p>
          </table:table-cell>
          <table:table-cell office:value-type="string">
            <text:p>Paladin, Passive</text:p>
          </table:table-cell>
          <table:table-cell/>
          <table:table-cell office:value-type="string">
            <text:p>Reduce damage give and received</text:p>
          </table:table-cell>
          <table:table-cell table:number-columns-repeated="4"/>
        </table:table-row>
        <table:table-row table:style-name="ro1">
          <table:table-cell office:value-type="string">
            <text:p>Passive</text:p>
          </table:table-cell>
          <table:table-cell office:value-type="string">
            <text:p>resist Earth</text:p>
          </table:table-cell>
          <table:table-cell office:value-type="string">
            <text:p>Paladin, Passive</text:p>
          </table:table-cell>
          <table:table-cell/>
          <table:table-cell office:value-type="string">
            <text:p>Reduce earth-based damage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Defense UP</text:p>
          </table:table-cell>
          <table:table-cell office:value-type="string">
            <text:p>Paladin, Passive</text:p>
          </table:table-cell>
          <table:table-cell/>
          <table:table-cell office:value-type="string">
            <text:p>Def Increase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arshal</text:p>
          </table:table-cell>
          <table:table-cell table:style-name="ce2" table:number-columns-repeated="8"/>
        </table:table-row>
        <table:table-row table:style-name="ro1">
          <table:table-cell office:value-type="string">
            <text:p>Physical</text:p>
          </table:table-cell>
          <table:table-cell office:value-type="string">
            <text:p>Force Wave</text:p>
          </table:table-cell>
          <table:table-cell office:value-type="string">
            <text:p>Active</text:p>
          </table:table-cell>
          <table:table-cell/>
          <table:table-cell office:value-type="string">
            <text:p>Minor damage to all enemies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Physical</text:p>
          </table:table-cell>
          <table:table-cell office:value-type="string">
            <text:p>Poison Bullet</text:p>
          </table:table-cell>
          <table:table-cell office:value-type="string">
            <text:p>Active</text:p>
          </table:table-cell>
          <table:table-cell/>
          <table:table-cell office:value-type="string">
            <text:p>Minor damage to enemies with a chance of poison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hysical</text:p>
          </table:table-cell>
          <table:table-cell office:value-type="string">
            <text:p>Rage Rush</text:p>
          </table:table-cell>
          <table:table-cell office:value-type="string">
            <text:p>Active</text:p>
          </table:table-cell>
          <table:table-cell/>
          <table:table-cell office:value-type="string">
            <text:p>Deal multiple hits to enemies at random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Physical</text:p>
          </table:table-cell>
          <table:table-cell office:value-type="string">
            <text:p>Amber Red</text:p>
          </table:table-cell>
          <table:table-cell office:value-type="string">
            <text:p>Active</text:p>
          </table:table-cell>
          <table:table-cell/>
          <table:table-cell office:value-type="string">
            <text:p>Damage to all enemies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Marshal Skill</text:p>
          </table:table-cell>
          <table:table-cell office:value-type="string">
            <text:p>Marshal, Passive</text:p>
          </table:table-cell>
          <table:table-cell/>
          <table:table-cell office:value-type="string">
            <text:p>Chance of multiple normal attacks</text:p>
          </table:table-cell>
          <table:table-cell table:number-columns-repeated="4"/>
        </table:table-row>
        <table:table-row table:style-name="ro1">
          <table:table-cell office:value-type="string">
            <text:p>Passive</text:p>
          </table:table-cell>
          <table:table-cell office:value-type="string">
            <text:p>Counter</text:p>
          </table:table-cell>
          <table:table-cell office:value-type="string">
            <text:p>Marshal, Passive</text:p>
          </table:table-cell>
          <table:table-cell/>
          <table:table-cell office:value-type="string">
            <text:p>Chance to counterattack upon physical damage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Agi Up</text:p>
          </table:table-cell>
          <table:table-cell office:value-type="string">
            <text:p>Marshal, Passive</text:p>
          </table:table-cell>
          <table:table-cell/>
          <table:table-cell office:value-type="string">
            <text:p>AGI increases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First Strike</text:p>
          </table:table-cell>
          <table:table-cell office:value-type="string">
            <text:p>Marshal, Passive</text:p>
          </table:table-cell>
          <table:table-cell/>
          <table:table-cell office:value-type="string">
            <text:p>Chance of first move upon start of battle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Destroyer</text:p>
          </table:table-cell>
          <table:table-cell table:style-name="ce2" table:number-columns-repeated="8"/>
        </table:table-row>
        <table:table-row table:style-name="ro1">
          <table:table-cell office:value-type="string">
            <text:p>Physical</text:p>
          </table:table-cell>
          <table:table-cell office:value-type="string">
            <text:p>Flash Impact</text:p>
          </table:table-cell>
          <table:table-cell office:value-type="string">
            <text:p>Active</text:p>
          </table:table-cell>
          <table:table-cell/>
          <table:table-cell office:value-type="string">
            <text:p>Minor damage to all enemies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Physical</text:p>
          </table:table-cell>
          <table:table-cell office:value-type="string">
            <text:p>Shock</text:p>
          </table:table-cell>
          <table:table-cell office:value-type="string">
            <text:p>Active</text:p>
          </table:table-cell>
          <table:table-cell/>
          <table:table-cell office:value-type="string">
            <text:p>Damage to one enemy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Support</text:p>
          </table:table-cell>
          <table:table-cell office:value-type="string">
            <text:p>Desperation</text:p>
          </table:table-cell>
          <table:table-cell office:value-type="string">
            <text:p>Active</text:p>
          </table:table-cell>
          <table:table-cell/>
          <table:table-cell office:value-type="string">
            <text:p>Physical damage dealt/received temporarily up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Support</text:p>
          </table:table-cell>
          <table:table-cell office:value-type="string">
            <text:p>Wild Charge</text:p>
          </table:table-cell>
          <table:table-cell office:value-type="string">
            <text:p>Active</text:p>
          </table:table-cell>
          <table:table-cell/>
          <table:table-cell office:value-type="string">
            <text:p>Lower hit rate, higher Critical rate and effects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Destroyer Skill</text:p>
          </table:table-cell>
          <table:table-cell office:value-type="string">
            <text:p>Destroyer, Passive</text:p>
          </table:table-cell>
          <table:table-cell/>
          <table:table-cell office:value-type="string">
            <text:p>Increase damage given and received</text:p>
          </table:table-cell>
          <table:table-cell table:number-columns-repeated="4"/>
        </table:table-row>
        <table:table-row table:style-name="ro1">
          <table:table-cell office:value-type="string">
            <text:p>Passive</text:p>
          </table:table-cell>
          <table:table-cell office:value-type="string">
            <text:p>ATK up</text:p>
          </table:table-cell>
          <table:table-cell office:value-type="string">
            <text:p>Destroyer, Passive</text:p>
          </table:table-cell>
          <table:table-cell/>
          <table:table-cell office:value-type="string">
            <text:p>ATK increase</text:p>
          </table:table-cell>
          <table:table-cell table:number-columns-repeated="4"/>
        </table:table-row>
        <table:table-row table:style-name="ro1">
          <table:table-cell office:value-type="string">
            <text:p>Passive</text:p>
          </table:table-cell>
          <table:table-cell office:value-type="string">
            <text:p>Critical Rate Up</text:p>
          </table:table-cell>
          <table:table-cell office:value-type="string">
            <text:p>Destroyer, Passive</text:p>
          </table:table-cell>
          <table:table-cell/>
          <table:table-cell office:value-type="string">
            <text:p>Slight Critical rate increase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lood Lord</text:p>
          </table:table-cell>
          <table:table-cell table:style-name="ce2" table:number-columns-repeated="8"/>
        </table:table-row>
        <table:table-row table:style-name="ro1">
          <table:table-cell office:value-type="string">
            <text:p>Physical</text:p>
          </table:table-cell>
          <table:table-cell office:value-type="string">
            <text:p>Blood Cleave</text:p>
          </table:table-cell>
          <table:table-cell office:value-type="string">
            <text:p>Active</text:p>
          </table:table-cell>
          <table:table-cell/>
          <table:table-cell office:value-type="string">
            <text:p>Inflict minor bleed damage to one enemy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Magical</text:p>
          </table:table-cell>
          <table:table-cell office:value-type="string">
            <text:p>Torrent Blade</text:p>
          </table:table-cell>
          <table:table-cell office:value-type="string">
            <text:p>Active</text:p>
          </table:table-cell>
          <table:table-cell/>
          <table:table-cell office:value-type="string">
            <text:p>Heavy water damage to one enemy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Physical</text:p>
          </table:table-cell>
          <table:table-cell office:value-type="string">
            <text:p>Blood Wound</text:p>
          </table:table-cell>
          <table:table-cell office:value-type="string">
            <text:p>Active</text:p>
          </table:table-cell>
          <table:table-cell/>
          <table:table-cell office:value-type="string">
            <text:p>Inflict bleed damage to one enemy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Magical</text:p>
          </table:table-cell>
          <table:table-cell office:value-type="string">
            <text:p>Earth Cannon</text:p>
          </table:table-cell>
          <table:table-cell office:value-type="string">
            <text:p>Active</text:p>
          </table:table-cell>
          <table:table-cell/>
          <table:table-cell office:value-type="string">
            <text:p>Heavy Earth damage to one enemy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Magical</text:p>
          </table:table-cell>
          <table:table-cell office:value-type="string">
            <text:p>Keraunos</text:p>
          </table:table-cell>
          <table:table-cell office:value-type="string">
            <text:p>Active</text:p>
          </table:table-cell>
          <table:table-cell/>
          <table:table-cell office:value-type="string">
            <text:p>Heavy Lightning damage to one enemy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Magical</text:p>
          </table:table-cell>
          <table:table-cell office:value-type="string">
            <text:p>Blood Raptor</text:p>
          </table:table-cell>
          <table:table-cell office:value-type="string">
            <text:p>Active</text:p>
          </table:table-cell>
          <table:table-cell/>
          <table:table-cell office:value-type="string">
            <text:p>Inflict heavy bleed damage to one enemy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Blood Lord Skill</text:p>
          </table:table-cell>
          <table:table-cell office:value-type="string">
            <text:p>Blood Lord, Passive</text:p>
          </table:table-cell>
          <table:table-cell/>
          <table:table-cell office:value-type="string">
            <text:p>Chance of skills inflicting bleed</text:p>
          </table:table-cell>
          <table:table-cell table:number-columns-repeated="4"/>
        </table:table-row>
        <table:table-row table:style-name="ro1">
          <table:table-cell office:value-type="string">
            <text:p>Passive</text:p>
          </table:table-cell>
          <table:table-cell office:value-type="string">
            <text:p>Critical Output Up</text:p>
          </table:table-cell>
          <table:table-cell office:value-type="string">
            <text:p>Blood Lord, Passive</text:p>
          </table:table-cell>
          <table:table-cell/>
          <table:table-cell office:value-type="string">
            <text:p>Slight Critical damage increase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Water Blessing</text:p>
          </table:table-cell>
          <table:table-cell office:value-type="string">
            <text:p>Blood Lord, Passive</text:p>
          </table:table-cell>
          <table:table-cell/>
          <table:table-cell office:value-type="string">
            <text:p>Increase Water-based damage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Earth Blessing</text:p>
          </table:table-cell>
          <table:table-cell office:value-type="string">
            <text:p>Blood Lord, Passive</text:p>
          </table:table-cell>
          <table:table-cell/>
          <table:table-cell office:value-type="string">
            <text:p>Increase Earth-based damage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Lighning Blessing</text:p>
          </table:table-cell>
          <table:table-cell office:value-type="string">
            <text:p>Blood Lord, Passive</text:p>
          </table:table-cell>
          <table:table-cell/>
          <table:table-cell office:value-type="string">
            <text:p>Increase Lightning-based damage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Commander</text:p>
          </table:table-cell>
          <table:table-cell office:value-type="string">
            <text:p>Blood Lord, Passive</text:p>
          </table:table-cell>
          <table:table-cell/>
          <table:table-cell office:value-type="string">
            <text:p>Increase Bleed amount from attacks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3" office:value-type="string">
            <text:p>Thumbelina</text:p>
          </table:table-cell>
          <table:table-cell table:style-name="ce3" office:value-type="string">
            <text:p>Skill Name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Description 1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SP Used</text:p>
          </table:table-cell>
          <table:table-cell table:style-name="ce3" office:value-type="string">
            <text:p>Max Level</text:p>
          </table:table-cell>
          <table:table-cell table:style-name="ce1" office:value-type="string">
            <text:p>Cp Needed (Learn)</text:p>
          </table:table-cell>
          <table:table-cell table:style-name="ce1" office:value-type="string">
            <text:p>Cp Needed(Level)</text:p>
          </table:table-cell>
        </table:table-row>
        <table:table-row table:style-name="ro1">
          <table:table-cell table:style-name="ce2" office:value-type="string">
            <text:p>Magician</text:p>
          </table:table-cell>
          <table:table-cell table:style-name="ce2" table:number-columns-repeated="8"/>
        </table:table-row>
        <table:table-row table:style-name="ro1">
          <table:table-cell office:value-type="string">
            <text:p>Magical</text:p>
          </table:table-cell>
          <table:table-cell office:value-type="string">
            <text:p>Flame Pillar</text:p>
          </table:table-cell>
          <table:table-cell office:value-type="string">
            <text:p>Active</text:p>
          </table:table-cell>
          <table:table-cell/>
          <table:table-cell office:value-type="string">
            <text:p>Minor Fire damage to all enemies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Magical</text:p>
          </table:table-cell>
          <table:table-cell office:value-type="string">
            <text:p>Edict</text:p>
          </table:table-cell>
          <table:table-cell office:value-type="string">
            <text:p>Active</text:p>
          </table:table-cell>
          <table:table-cell office:value-type="string">
            <text:p>Damage Inflicted</text:p>
          </table:table-cell>
          <table:table-cell office:value-type="string">
            <text:p>Minor Air damage to one enemy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Physical</text:p>
          </table:table-cell>
          <table:table-cell office:value-type="string">
            <text:p>Hypno Burst</text:p>
          </table:table-cell>
          <table:table-cell office:value-type="string">
            <text:p>Active</text:p>
          </table:table-cell>
          <table:table-cell/>
          <table:table-cell office:value-type="string">
            <text:p>Minor damage to enemies and a chance of Sleep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Support</text:p>
          </table:table-cell>
          <table:table-cell office:value-type="string">
            <text:p>Blow</text:p>
          </table:table-cell>
          <table:table-cell office:value-type="string">
            <text:p>Active</text:p>
          </table:table-cell>
          <table:table-cell/>
          <table:table-cell office:value-type="string">
            <text:p>Increases target's physical damage output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Support</text:p>
          </table:table-cell>
          <table:table-cell office:value-type="string">
            <text:p>Stealth</text:p>
          </table:table-cell>
          <table:table-cell office:value-type="string">
            <text:p>Active</text:p>
          </table:table-cell>
          <table:table-cell/>
          <table:table-cell office:value-type="string">
            <text:p>Temporarily lowers enemy encounter rate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Magical</text:p>
          </table:table-cell>
          <table:table-cell office:value-type="string">
            <text:p>Flame lore</text:p>
          </table:table-cell>
          <table:table-cell office:value-type="string">
            <text:p>Active</text:p>
          </table:table-cell>
          <table:table-cell office:value-type="string">
            <text:p>Damage Inflicted</text:p>
          </table:table-cell>
          <table:table-cell office:value-type="string">
            <text:p>Fire damage to one enemy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Magical</text:p>
          </table:table-cell>
          <table:table-cell office:value-type="string">
            <text:p>Sandstorm</text:p>
          </table:table-cell>
          <table:table-cell office:value-type="string">
            <text:p>Active</text:p>
          </table:table-cell>
          <table:table-cell office:value-type="string">
            <text:p>Damage Inflicted</text:p>
          </table:table-cell>
          <table:table-cell office:value-type="string">
            <text:p>Minor Earth damage to all enemies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Magical</text:p>
          </table:table-cell>
          <table:table-cell office:value-type="string">
            <text:p>Rising Flame</text:p>
          </table:table-cell>
          <table:table-cell office:value-type="string">
            <text:p>Active</text:p>
          </table:table-cell>
          <table:table-cell office:value-type="string">
            <text:p>Damage Inflicted</text:p>
          </table:table-cell>
          <table:table-cell office:value-type="string">
            <text:p>Fire damage to all enemies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Magical</text:p>
          </table:table-cell>
          <table:table-cell office:value-type="string">
            <text:p>Flash Flood</text:p>
          </table:table-cell>
          <table:table-cell office:value-type="string">
            <text:p>Active</text:p>
          </table:table-cell>
          <table:table-cell office:value-type="string">
            <text:p>Damage Inflicted</text:p>
          </table:table-cell>
          <table:table-cell office:value-type="string">
            <text:p>Water damage to all enemies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TEC UP</text:p>
          </table:table-cell>
          <table:table-cell office:value-type="string">
            <text:p>Magician, Passive</text:p>
          </table:table-cell>
          <table:table-cell/>
          <table:table-cell office:value-type="string">
            <text:p>TEC increas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Therapist</text:p>
          </table:table-cell>
          <table:table-cell table:style-name="ce2" table:number-columns-repeated="8"/>
        </table:table-row>
        <table:table-row table:style-name="ro1">
          <table:table-cell office:value-type="string">
            <text:p>Recovery</text:p>
          </table:table-cell>
          <table:table-cell office:value-type="string">
            <text:p>Heal</text:p>
          </table:table-cell>
          <table:table-cell office:value-type="string">
            <text:p>Active</text:p>
          </table:table-cell>
          <table:table-cell/>
          <table:table-cell office:value-type="string">
            <text:p>Restore a small amount of the target's HP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Magical</text:p>
          </table:table-cell>
          <table:table-cell office:value-type="string">
            <text:p>Shock Blast</text:p>
          </table:table-cell>
          <table:table-cell office:value-type="string">
            <text:p>Active</text:p>
          </table:table-cell>
          <table:table-cell/>
          <table:table-cell office:value-type="string">
            <text:p>Minor Air damage to all enemies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ecovery</text:p>
          </table:table-cell>
          <table:table-cell office:value-type="string">
            <text:p>Poison Recovery</text:p>
          </table:table-cell>
          <table:table-cell office:value-type="string">
            <text:p>Active</text:p>
          </table:table-cell>
          <table:table-cell/>
          <table:table-cell office:value-type="string">
            <text:p>Recover from Poison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Recovery</text:p>
          </table:table-cell>
          <table:table-cell office:value-type="string">
            <text:p>Bleed Recovery</text:p>
          </table:table-cell>
          <table:table-cell office:value-type="string">
            <text:p>Active</text:p>
          </table:table-cell>
          <table:table-cell/>
          <table:table-cell office:value-type="string">
            <text:p>Heal main character's Bleeding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Magical</text:p>
          </table:table-cell>
          <table:table-cell office:value-type="string">
            <text:p>Seal Bullet+</text:p>
          </table:table-cell>
          <table:table-cell office:value-type="string">
            <text:p>Active</text:p>
          </table:table-cell>
          <table:table-cell/>
          <table:table-cell office:value-type="string">
            <text:p>Damage to enemy with a chance of Skill Seal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ecovery</text:p>
          </table:table-cell>
          <table:table-cell office:value-type="string">
            <text:p>Frostbite Recovery</text:p>
          </table:table-cell>
          <table:table-cell office:value-type="string">
            <text:p>Active</text:p>
          </table:table-cell>
          <table:table-cell/>
          <table:table-cell office:value-type="string">
            <text:p>Recover from Frostbite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Recovery</text:p>
          </table:table-cell>
          <table:table-cell office:value-type="string">
            <text:p>Weakness Recovery</text:p>
          </table:table-cell>
          <table:table-cell office:value-type="string">
            <text:p>Active</text:p>
          </table:table-cell>
          <table:table-cell/>
          <table:table-cell office:value-type="string">
            <text:p>Recover from Weakness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Recovery</text:p>
          </table:table-cell>
          <table:table-cell office:value-type="string">
            <text:p>Ex Heal</text:p>
          </table:table-cell>
          <table:table-cell office:value-type="string">
            <text:p>Active</text:p>
          </table:table-cell>
          <table:table-cell/>
          <table:table-cell office:value-type="string">
            <text:p>Restore a fair amount of the target's HP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Support</text:p>
          </table:table-cell>
          <table:table-cell office:value-type="string">
            <text:p>Resist Attack</text:p>
          </table:table-cell>
          <table:table-cell office:value-type="string">
            <text:p>Active</text:p>
          </table:table-cell>
          <table:table-cell/>
          <table:table-cell office:value-type="string">
            <text:p>Reduce target's physical damage received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Magical</text:p>
          </table:table-cell>
          <table:table-cell office:value-type="string">
            <text:p>VY Blast</text:p>
          </table:table-cell>
          <table:table-cell office:value-type="string">
            <text:p>Active</text:p>
          </table:table-cell>
          <table:table-cell/>
          <table:table-cell office:value-type="string">
            <text:p>Air damage to all enemies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ecovery</text:p>
          </table:table-cell>
          <table:table-cell office:value-type="string">
            <text:p>Omega Heal</text:p>
          </table:table-cell>
          <table:table-cell office:value-type="string">
            <text:p>Active</text:p>
          </table:table-cell>
          <table:table-cell/>
          <table:table-cell office:value-type="string">
            <text:p>Fully restore the target's H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Recovery</text:p>
          </table:table-cell>
          <table:table-cell office:value-type="string">
            <text:p>Resurrection</text:p>
          </table:table-cell>
          <table:table-cell office:value-type="string">
            <text:p>Active</text:p>
          </table:table-cell>
          <table:table-cell/>
          <table:table-cell office:value-type="string">
            <text:p>Recover from KO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Therapist Skill</text:p>
          </table:table-cell>
          <table:table-cell office:value-type="string">
            <text:p>Therapist, Passive</text:p>
          </table:table-cell>
          <table:table-cell/>
          <table:table-cell office:value-type="string">
            <text:p>Increases recovery skill effects</text:p>
          </table:table-cell>
          <table:table-cell table:style-name="ce9" office:value-type="string">
            <text:p>-</text:p>
          </table:table-cell>
          <table:table-cell table:style-name="ce9" office:value-type="string">
            <text:p>learned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MEN Up</text:p>
          </table:table-cell>
          <table:table-cell office:value-type="string">
            <text:p>Therapist, Passive</text:p>
          </table:table-cell>
          <table:table-cell/>
          <table:table-cell office:value-type="string">
            <text:p>MEN increases</text:p>
          </table:table-cell>
          <table:table-cell table:style-name="ce9"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ounselor</text:p>
          </table:table-cell>
          <table:table-cell table:style-name="ce2" table:number-columns-repeated="8"/>
        </table:table-row>
        <table:table-row table:style-name="ro1">
          <table:table-cell office:value-type="string">
            <text:p>Support</text:p>
          </table:table-cell>
          <table:table-cell office:value-type="string">
            <text:p>Rise Sense</text:p>
          </table:table-cell>
          <table:table-cell office:value-type="string">
            <text:p>Active</text:p>
          </table:table-cell>
          <table:table-cell/>
          <table:table-cell office:value-type="string">
            <text:p>Temporarilly increase magical damage inflicted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Support</text:p>
          </table:table-cell>
          <table:table-cell office:value-type="string">
            <text:p>Resist Fire</text:p>
          </table:table-cell>
          <table:table-cell office:value-type="string">
            <text:p>Active</text:p>
          </table:table-cell>
          <table:table-cell/>
          <table:table-cell office:value-type="string">
            <text:p>Reduces Fire-based damage to the party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Support</text:p>
          </table:table-cell>
          <table:table-cell office:value-type="string">
            <text:p>Resist Water</text:p>
          </table:table-cell>
          <table:table-cell office:value-type="string">
            <text:p>Active</text:p>
          </table:table-cell>
          <table:table-cell/>
          <table:table-cell office:value-type="string">
            <text:p>Reduces Water-based damage to the party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Magical</text:p>
          </table:table-cell>
          <table:table-cell office:value-type="string">
            <text:p>Keraunos</text:p>
          </table:table-cell>
          <table:table-cell office:value-type="string">
            <text:p>Active</text:p>
          </table:table-cell>
          <table:table-cell/>
          <table:table-cell office:value-type="string">
            <text:p>Heavy Lightning damage to one enemy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Support</text:p>
          </table:table-cell>
          <table:table-cell office:value-type="string">
            <text:p>Resist Air</text:p>
          </table:table-cell>
          <table:table-cell office:value-type="string">
            <text:p>Active</text:p>
          </table:table-cell>
          <table:table-cell/>
          <table:table-cell office:value-type="string">
            <text:p>Reduce Air-based damage to your party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Support</text:p>
          </table:table-cell>
          <table:table-cell office:value-type="string">
            <text:p>Proofing</text:p>
          </table:table-cell>
          <table:table-cell office:value-type="string">
            <text:p>Active</text:p>
          </table:table-cell>
          <table:table-cell/>
          <table:table-cell office:value-type="string">
            <text:p>Large Critical boost to allies for next turn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Obstructive</text:p>
          </table:table-cell>
          <table:table-cell office:value-type="string">
            <text:p>Dispel</text:p>
          </table:table-cell>
          <table:table-cell office:value-type="string">
            <text:p>Active</text:p>
          </table:table-cell>
          <table:table-cell/>
          <table:table-cell office:value-type="string">
            <text:p>Dispel one enemy's buffs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Counselor Skill</text:p>
          </table:table-cell>
          <table:table-cell office:value-type="string">
            <text:p>Counselor. Passive</text:p>
          </table:table-cell>
          <table:table-cell/>
          <table:table-cell office:value-type="string">
            <text:p>Reduced SP cost when using support Skills</text:p>
          </table:table-cell>
          <table:table-cell/>
          <table:table-cell office:value-type="string">
            <text:p>learned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Earth Blessing</text:p>
          </table:table-cell>
          <table:table-cell office:value-type="string">
            <text:p>Counselor. Passive</text:p>
          </table:table-cell>
          <table:table-cell/>
          <table:table-cell office:value-type="string">
            <text:p>Increase Earth-based damage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Lighning Blessing</text:p>
          </table:table-cell>
          <table:table-cell office:value-type="string">
            <text:p>Counselor. Passive</text:p>
          </table:table-cell>
          <table:table-cell/>
          <table:table-cell office:value-type="string">
            <text:p>Increase Lightning-based damage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Necromancer</text:p>
          </table:table-cell>
          <table:table-cell table:style-name="ce2" table:number-columns-repeated="8"/>
        </table:table-row>
        <table:table-row table:style-name="ro1">
          <table:table-cell office:value-type="string">
            <text:p>Physical</text:p>
          </table:table-cell>
          <table:table-cell office:value-type="string">
            <text:p>Cursed Drain</text:p>
          </table:table-cell>
          <table:table-cell office:value-type="string">
            <text:p>Active</text:p>
          </table:table-cell>
          <table:table-cell/>
          <table:table-cell office:value-type="string">
            <text:p>Minor damage to enemies with a chance to gain HP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Obstructive</text:p>
          </table:table-cell>
          <table:table-cell office:value-type="string">
            <text:p>Poison</text:p>
          </table:table-cell>
          <table:table-cell office:value-type="string">
            <text:p>Active</text:p>
          </table:table-cell>
          <table:table-cell/>
          <table:table-cell office:value-type="string">
            <text:p>High chance of casting Poison on all enemies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Support</text:p>
          </table:table-cell>
          <table:table-cell office:value-type="string">
            <text:p>resist Earth</text:p>
          </table:table-cell>
          <table:table-cell office:value-type="string">
            <text:p>Active</text:p>
          </table:table-cell>
          <table:table-cell/>
          <table:table-cell office:value-type="string">
            <text:p>Reduces Earth-based damage to the party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Obstructive</text:p>
          </table:table-cell>
          <table:table-cell office:value-type="string">
            <text:p>sleep</text:p>
          </table:table-cell>
          <table:table-cell office:value-type="string">
            <text:p>Active</text:p>
          </table:table-cell>
          <table:table-cell/>
          <table:table-cell office:value-type="string">
            <text:p>High chance of casting Sleep on all enemies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Obstructive</text:p>
          </table:table-cell>
          <table:table-cell office:value-type="string">
            <text:p>Lower Fire</text:p>
          </table:table-cell>
          <table:table-cell office:value-type="string">
            <text:p>Active</text:p>
          </table:table-cell>
          <table:table-cell/>
          <table:table-cell office:value-type="string">
            <text:p>Lower target's Fire resistance temporarily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Obstructive</text:p>
          </table:table-cell>
          <table:table-cell office:value-type="string">
            <text:p>Lower Water</text:p>
          </table:table-cell>
          <table:table-cell office:value-type="string">
            <text:p>Active</text:p>
          </table:table-cell>
          <table:table-cell/>
          <table:table-cell office:value-type="string">
            <text:p>Lower target's Water resistance temporarily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Obstructive</text:p>
          </table:table-cell>
          <table:table-cell office:value-type="string">
            <text:p>Lower Air</text:p>
          </table:table-cell>
          <table:table-cell office:value-type="string">
            <text:p>Active</text:p>
          </table:table-cell>
          <table:table-cell/>
          <table:table-cell office:value-type="string">
            <text:p>Lower target's Air resistance temporarily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Obstructive</text:p>
          </table:table-cell>
          <table:table-cell office:value-type="string">
            <text:p>Lower Earth</text:p>
          </table:table-cell>
          <table:table-cell office:value-type="string">
            <text:p>Active</text:p>
          </table:table-cell>
          <table:table-cell/>
          <table:table-cell office:value-type="string">
            <text:p>Lower target's Earth resistance temporarily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Obstructive</text:p>
          </table:table-cell>
          <table:table-cell office:value-type="string">
            <text:p>Lower Lightning</text:p>
          </table:table-cell>
          <table:table-cell office:value-type="string">
            <text:p>Active</text:p>
          </table:table-cell>
          <table:table-cell/>
          <table:table-cell office:value-type="string">
            <text:p>Lower target's Lightning resistance temporarily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Obstructive</text:p>
          </table:table-cell>
          <table:table-cell office:value-type="string">
            <text:p>Stun</text:p>
          </table:table-cell>
          <table:table-cell office:value-type="string">
            <text:p>Active</text:p>
          </table:table-cell>
          <table:table-cell/>
          <table:table-cell office:value-type="string">
            <text:p>High chance of casting Stun on all enemies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Support</text:p>
          </table:table-cell>
          <table:table-cell office:value-type="string">
            <text:p>Resist Skill</text:p>
          </table:table-cell>
          <table:table-cell office:value-type="string">
            <text:p>Active</text:p>
          </table:table-cell>
          <table:table-cell/>
          <table:table-cell office:value-type="string">
            <text:p>Reduce magical damage to your party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Physical</text:p>
          </table:table-cell>
          <table:table-cell office:value-type="string">
            <text:p>Spirit Bomb</text:p>
          </table:table-cell>
          <table:table-cell office:value-type="string">
            <text:p>Active</text:p>
          </table:table-cell>
          <table:table-cell/>
          <table:table-cell office:value-type="string">
            <text:p>Use SP to inflict heavy damage on all enemies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Necromancer Skill</text:p>
          </table:table-cell>
          <table:table-cell office:value-type="string">
            <text:p>Necromancer, passive</text:p>
          </table:table-cell>
          <table:table-cell/>
          <table:table-cell office:value-type="string">
            <text:p>Slight success boost in using obstructive skills</text:p>
          </table:table-cell>
          <table:table-cell/>
          <table:table-cell office:value-type="string">
            <text:p>learned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Magic Counter</text:p>
          </table:table-cell>
          <table:table-cell office:value-type="string">
            <text:p>Necromancer, passive</text:p>
          </table:table-cell>
          <table:table-cell/>
          <table:table-cell office:value-type="string">
            <text:p>Chance to counterattack upon magical damage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Save SP</text:p>
          </table:table-cell>
          <table:table-cell office:value-type="string">
            <text:p>Necromancer, passive</text:p>
          </table:table-cell>
          <table:table-cell/>
          <table:table-cell office:value-type="string">
            <text:p>Reduce the amount of SP used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lood Witch</text:p>
          </table:table-cell>
          <table:table-cell table:style-name="ce2" table:number-columns-repeated="8"/>
        </table:table-row>
        <table:table-row table:style-name="ro1">
          <table:table-cell office:value-type="string">
            <text:p>Support</text:p>
          </table:table-cell>
          <table:table-cell office:value-type="string">
            <text:p>Resist Lightning</text:p>
          </table:table-cell>
          <table:table-cell office:value-type="string">
            <text:p>Active</text:p>
          </table:table-cell>
          <table:table-cell/>
          <table:table-cell office:value-type="string">
            <text:p>Reduce Lightning-Based Damage to your party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Magical</text:p>
          </table:table-cell>
          <table:table-cell office:value-type="string">
            <text:p>EX Vortex</text:p>
          </table:table-cell>
          <table:table-cell office:value-type="string">
            <text:p>Active</text:p>
          </table:table-cell>
          <table:table-cell/>
          <table:table-cell office:value-type="string">
            <text:p>Heavy Water damage to all enemies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ecovery</text:p>
          </table:table-cell>
          <table:table-cell office:value-type="string">
            <text:p>EX Healia</text:p>
          </table:table-cell>
          <table:table-cell office:value-type="string">
            <text:p>Active</text:p>
          </table:table-cell>
          <table:table-cell/>
          <table:table-cell office:value-type="string">
            <text:p>Restore a fair amount of the party's HP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Magical</text:p>
          </table:table-cell>
          <table:table-cell office:value-type="string">
            <text:p>Blood Raptor</text:p>
          </table:table-cell>
          <table:table-cell office:value-type="string">
            <text:p>Active</text:p>
          </table:table-cell>
          <table:table-cell/>
          <table:table-cell office:value-type="string">
            <text:p>Inflict heavy bleed damage to one enemy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Recovery</text:p>
          </table:table-cell>
          <table:table-cell office:value-type="string">
            <text:p>Active</text:p>
          </table:table-cell>
          <table:table-cell/>
          <table:table-cell office:value-type="string">
            <text:p>Recover from all ailments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Magical</text:p>
          </table:table-cell>
          <table:table-cell office:value-type="string">
            <text:p>Bloody Domination</text:p>
          </table:table-cell>
          <table:table-cell office:value-type="string">
            <text:p>Active</text:p>
          </table:table-cell>
          <table:table-cell/>
          <table:table-cell office:value-type="string">
            <text:p>Inflict heavy bleed damage to all enemies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Magical</text:p>
          </table:table-cell>
          <table:table-cell office:value-type="string">
            <text:p>Mortal Force</text:p>
          </table:table-cell>
          <table:table-cell office:value-type="string">
            <text:p>Active</text:p>
          </table:table-cell>
          <table:table-cell/>
          <table:table-cell office:value-type="string">
            <text:p>Massive multi-elemental damage to all enemies</text:p>
          </table:table-cell>
          <table:table-cell office:value-type="float" office:value="102">
            <text:p>10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Blood Witch Skill</text:p>
          </table:table-cell>
          <table:table-cell office:value-type="string">
            <text:p>Blood Witch, Passive</text:p>
          </table:table-cell>
          <table:table-cell/>
          <table:table-cell office:value-type="string">
            <text:p>Damage output from skills increased</text:p>
          </table:table-cell>
          <table:table-cell/>
          <table:table-cell office:value-type="string">
            <text:p>learned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Commander</text:p>
          </table:table-cell>
          <table:table-cell office:value-type="string">
            <text:p>Blood Witch, Passive</text:p>
          </table:table-cell>
          <table:table-cell/>
          <table:table-cell office:value-type="string">
            <text:p>Increase Bleed amount from attacks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Water Blessing</text:p>
          </table:table-cell>
          <table:table-cell office:value-type="string">
            <text:p>Blood Witch, Passive</text:p>
          </table:table-cell>
          <table:table-cell/>
          <table:table-cell office:value-type="string">
            <text:p>Increase Water-based damage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Fire Blessing</text:p>
          </table:table-cell>
          <table:table-cell office:value-type="string">
            <text:p>Blood Witch, Passive</text:p>
          </table:table-cell>
          <table:table-cell/>
          <table:table-cell office:value-type="string">
            <text:p>Increase Fire-based damage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Air Blessing</text:p>
          </table:table-cell>
          <table:table-cell office:value-type="string">
            <text:p>Blood Witch, Passive</text:p>
          </table:table-cell>
          <table:table-cell/>
          <table:table-cell office:value-type="string">
            <text:p>Increase Air-based damage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leeping Beauty</text:p>
          </table:table-cell>
          <table:table-cell table:style-name="ce1" table:number-columns-repeated="8"/>
        </table:table-row>
        <table:table-row table:style-name="ro1">
          <table:table-cell table:style-name="ce2" office:value-type="string">
            <text:p>Archer</text:p>
          </table:table-cell>
          <table:table-cell table:style-name="ce2" table:number-columns-repeated="8"/>
        </table:table-row>
        <table:table-row table:style-name="ro1">
          <table:table-cell office:value-type="string">
            <text:p>Physical</text:p>
          </table:table-cell>
          <table:table-cell office:value-type="string">
            <text:p>Invisible Slash</text:p>
          </table:table-cell>
          <table:table-cell table:style-name="ce6" office:value-type="string">
            <text:p>Active</text:p>
          </table:table-cell>
          <table:table-cell table:style-name="ce6"/>
          <table:table-cell office:value-type="string">
            <text:p>Minor damage to one enemy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Physical</text:p>
          </table:table-cell>
          <table:table-cell office:value-type="string">
            <text:p>Thunder</text:p>
          </table:table-cell>
          <table:table-cell table:style-name="ce6" office:value-type="string">
            <text:p>Active</text:p>
          </table:table-cell>
          <table:table-cell table:style-name="ce6"/>
          <table:table-cell office:value-type="string">
            <text:p>Minor Lightning damage to one enemy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Magical</text:p>
          </table:table-cell>
          <table:table-cell office:value-type="string">
            <text:p>Poison Bullet+</text:p>
          </table:table-cell>
          <table:table-cell table:style-name="ce6" office:value-type="string">
            <text:p>Active</text:p>
          </table:table-cell>
          <table:table-cell table:style-name="ce6"/>
          <table:table-cell office:value-type="string">
            <text:p>Damage to enemy with a chance of Poison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Physical</text:p>
          </table:table-cell>
          <table:table-cell office:value-type="string">
            <text:p>Amber Red</text:p>
          </table:table-cell>
          <table:table-cell table:style-name="ce6" office:value-type="string">
            <text:p>Active</text:p>
          </table:table-cell>
          <table:table-cell table:style-name="ce6"/>
          <table:table-cell office:value-type="string">
            <text:p>Damage to all enemies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Magical</text:p>
          </table:table-cell>
          <table:table-cell office:value-type="string">
            <text:p>Darkness Bullet</text:p>
          </table:table-cell>
          <table:table-cell table:style-name="ce6" office:value-type="string">
            <text:p>Active</text:p>
          </table:table-cell>
          <table:table-cell table:style-name="ce6"/>
          <table:table-cell office:value-type="string">
            <text:p>Darkness Bullet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Physical</text:p>
          </table:table-cell>
          <table:table-cell office:value-type="string">
            <text:p>Onslaught</text:p>
          </table:table-cell>
          <table:table-cell table:style-name="ce6" office:value-type="string">
            <text:p>Active</text:p>
          </table:table-cell>
          <table:table-cell table:style-name="ce6"/>
          <table:table-cell office:value-type="string">
            <text:p>Onslaught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Resist Attack</text:p>
          </table:table-cell>
          <table:table-cell office:value-type="string">
            <text:p>Archer, Passive</text:p>
          </table:table-cell>
          <table:table-cell office:value-type="string">
            <text:p>Amount of non-elemental damage receive</text:p>
          </table:table-cell>
          <table:table-cell office:value-type="string">
            <text:p>Reduce Damage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/>
          <table:table-cell office:value-type="string">
            <text:p>Archer, Passive</text:p>
          </table:table-cell>
          <table:table-cell/>
          <table:table-cell office:value-type="string">
            <text:p>Reduce Lightning-Based Damage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niper</text:p>
          </table:table-cell>
          <table:table-cell table:style-name="ce2" table:number-columns-repeated="8"/>
        </table:table-row>
        <table:table-row table:style-name="ro1">
          <table:table-cell office:value-type="string">
            <text:p>Physical</text:p>
          </table:table-cell>
          <table:table-cell office:value-type="string">
            <text:p>Absolute Strike</text:p>
          </table:table-cell>
          <table:table-cell office:value-type="string">
            <text:p>Active</text:p>
          </table:table-cell>
          <table:table-cell/>
          <table:table-cell office:value-type="string">
            <text:p>Damage to one enemy, 100% hit rate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Magical</text:p>
          </table:table-cell>
          <table:table-cell office:value-type="string">
            <text:p>Darkness Bullet+</text:p>
          </table:table-cell>
          <table:table-cell office:value-type="string">
            <text:p>Active</text:p>
          </table:table-cell>
          <table:table-cell/>
          <table:table-cell office:value-type="string">
            <text:p>Damage to enemy with a chance of Darkness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Support</text:p>
          </table:table-cell>
          <table:table-cell office:value-type="string">
            <text:p>Prophecy</text:p>
          </table:table-cell>
          <table:table-cell office:value-type="string">
            <text:p>Active</text:p>
          </table:table-cell>
          <table:table-cell/>
          <table:table-cell office:value-type="string">
            <text:p>Increase the target's hit and evasion rate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Debuff</text:p>
          </table:table-cell>
          <table:table-cell office:value-type="string">
            <text:p>Assault Stall</text:p>
          </table:table-cell>
          <table:table-cell office:value-type="string">
            <text:p>Active</text:p>
          </table:table-cell>
          <table:table-cell/>
          <table:table-cell office:value-type="string">
            <text:p>Lower target's ATK and TEC temporarily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Sniper Skill</text:p>
          </table:table-cell>
          <table:table-cell office:value-type="string">
            <text:p>Sniper, Passive</text:p>
          </table:table-cell>
          <table:table-cell/>
          <table:table-cell office:value-type="string">
            <text:p>Hit rate increased</text:p>
          </table:table-cell>
          <table:table-cell/>
          <table:table-cell office:value-type="string">
            <text:p>learned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Resist Water</text:p>
          </table:table-cell>
          <table:table-cell office:value-type="string">
            <text:p>Sniper, Passive</text:p>
          </table:table-cell>
          <table:table-cell/>
          <table:table-cell office:value-type="string">
            <text:p>Reduces Water-based damage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peed Gunner</text:p>
          </table:table-cell>
          <table:table-cell table:style-name="ce2" table:number-columns-repeated="8"/>
        </table:table-row>
        <table:table-row table:style-name="ro1">
          <table:table-cell office:value-type="string">
            <text:p>Support</text:p>
          </table:table-cell>
          <table:table-cell office:value-type="string">
            <text:p>Hawk Eye</text:p>
          </table:table-cell>
          <table:table-cell office:value-type="string">
            <text:p>Active</text:p>
          </table:table-cell>
          <table:table-cell/>
          <table:table-cell office:value-type="string">
            <text:p>Increase the target's hit rate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Physical</text:p>
          </table:table-cell>
          <table:table-cell office:value-type="string">
            <text:p>Force Wave</text:p>
          </table:table-cell>
          <table:table-cell office:value-type="string">
            <text:p>Active</text:p>
          </table:table-cell>
          <table:table-cell/>
          <table:table-cell office:value-type="string">
            <text:p>Minor damage to all enemies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Obstructive</text:p>
          </table:table-cell>
          <table:table-cell office:value-type="string">
            <text:p>Guard Stall</text:p>
          </table:table-cell>
          <table:table-cell office:value-type="string">
            <text:p>Active</text:p>
          </table:table-cell>
          <table:table-cell/>
          <table:table-cell office:value-type="string">
            <text:p>Lower target's DEF &amp; MEN temporarily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Physical</text:p>
          </table:table-cell>
          <table:table-cell office:value-type="string">
            <text:p>Random Rush</text:p>
          </table:table-cell>
          <table:table-cell office:value-type="string">
            <text:p>Active</text:p>
          </table:table-cell>
          <table:table-cell/>
          <table:table-cell office:value-type="string">
            <text:p>Deal random number of hits to random enemies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Speed Gunner</text:p>
          </table:table-cell>
          <table:table-cell office:value-type="string">
            <text:p>Speed Gunner, Passive</text:p>
          </table:table-cell>
          <table:table-cell/>
          <table:table-cell office:value-type="string">
            <text:p>Chance of multiple normal attacks</text:p>
          </table:table-cell>
          <table:table-cell/>
          <table:table-cell office:value-type="string">
            <text:p>learned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AGI Up</text:p>
          </table:table-cell>
          <table:table-cell office:value-type="string">
            <text:p>Speed Gunner, Passive</text:p>
          </table:table-cell>
          <table:table-cell/>
          <table:table-cell office:value-type="string">
            <text:p>AGI increases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Resist Fire</text:p>
          </table:table-cell>
          <table:table-cell office:value-type="string">
            <text:p>Speed Gunner, Passive</text:p>
          </table:table-cell>
          <table:table-cell/>
          <table:table-cell office:value-type="string">
            <text:p>Reduce Fire-based damage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Critical Rate Up</text:p>
          </table:table-cell>
          <table:table-cell office:value-type="string">
            <text:p>Speed Gunner, Passive</text:p>
          </table:table-cell>
          <table:table-cell/>
          <table:table-cell office:value-type="string">
            <text:p>Slight Critical rate increase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Dark Seeker</text:p>
          </table:table-cell>
          <table:table-cell table:style-name="ce2" table:number-columns-repeated="8"/>
        </table:table-row>
        <table:table-row table:style-name="ro1">
          <table:table-cell office:value-type="string">
            <text:p>Support</text:p>
          </table:table-cell>
          <table:table-cell office:value-type="string">
            <text:p>Emperaid</text:p>
          </table:table-cell>
          <table:table-cell office:value-type="string">
            <text:p>Active</text:p>
          </table:table-cell>
          <table:table-cell/>
          <table:table-cell office:value-type="string">
            <text:p>Heavy damage to target if successfully hidden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Support</text:p>
          </table:table-cell>
          <table:table-cell office:value-type="string">
            <text:p>Evasive Dance</text:p>
          </table:table-cell>
          <table:table-cell office:value-type="string">
            <text:p>Active</text:p>
          </table:table-cell>
          <table:table-cell/>
          <table:table-cell office:value-type="string">
            <text:p>Increase the target's evasion rate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string">
            <text:p>Support</text:p>
          </table:table-cell>
          <table:table-cell office:value-type="string">
            <text:p>Blow</text:p>
          </table:table-cell>
          <table:table-cell office:value-type="string">
            <text:p>Active</text:p>
          </table:table-cell>
          <table:table-cell/>
          <table:table-cell office:value-type="string">
            <text:p>Increases target's physical damage output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Magical</text:p>
          </table:table-cell>
          <table:table-cell office:value-type="string">
            <text:p>Seal Bullet+</text:p>
          </table:table-cell>
          <table:table-cell office:value-type="string">
            <text:p>Active</text:p>
          </table:table-cell>
          <table:table-cell/>
          <table:table-cell office:value-type="string">
            <text:p>Damage to enemy with a chance of Skill Seal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string">
            <text:p>Support</text:p>
          </table:table-cell>
          <table:table-cell office:value-type="string">
            <text:p>Moraine</text:p>
          </table:table-cell>
          <table:table-cell office:value-type="string">
            <text:p>Active</text:p>
          </table:table-cell>
          <table:table-cell/>
          <table:table-cell office:value-type="string">
            <text:p>Guaranteed Critical on the target's next attack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Dark Seeker Skill</text:p>
          </table:table-cell>
          <table:table-cell office:value-type="string">
            <text:p>Dark Seekr, Passive</text:p>
          </table:table-cell>
          <table:table-cell/>
          <table:table-cell office:value-type="string">
            <text:p>Emperaid success rate increased</text:p>
          </table:table-cell>
          <table:table-cell/>
          <table:table-cell office:value-type="string">
            <text:p>learned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Resist Air </text:p>
          </table:table-cell>
          <table:table-cell office:value-type="string">
            <text:p>Dark Seekr, Passive</text:p>
          </table:table-cell>
          <table:table-cell/>
          <table:table-cell office:value-type="string">
            <text:p>Reduce Air-based damage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lood Hunter</text:p>
          </table:table-cell>
          <table:table-cell table:style-name="ce2" table:number-columns-repeated="8"/>
        </table:table-row>
        <table:table-row table:style-name="ro1">
          <table:table-cell office:value-type="string">
            <text:p>Obstructive</text:p>
          </table:table-cell>
          <table:table-cell office:value-type="string">
            <text:p>Steal Gold</text:p>
          </table:table-cell>
          <table:table-cell office:value-type="string">
            <text:p>Active</text:p>
          </table:table-cell>
          <table:table-cell office:value-type="string">
            <text:p>Success Rate, Gold Gained</text:p>
          </table:table-cell>
          <table:table-cell office:value-type="string">
            <text:p>Chance of stealing gold from targeted enemies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pport</text:p>
          </table:table-cell>
          <table:table-cell office:value-type="string">
            <text:p>Item Steal</text:p>
          </table:table-cell>
          <table:table-cell office:value-type="string">
            <text:p>Active</text:p>
          </table:table-cell>
          <table:table-cell/>
          <table:table-cell office:value-type="string">
            <text:p>Chance to steal an item from your target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hysical</text:p>
          </table:table-cell>
          <table:table-cell office:value-type="string">
            <text:p>Gigantast</text:p>
          </table:table-cell>
          <table:table-cell office:value-type="string">
            <text:p>Active</text:p>
          </table:table-cell>
          <table:table-cell/>
          <table:table-cell office:value-type="string">
            <text:p>Damage to all enemies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Physical</text:p>
          </table:table-cell>
          <table:table-cell office:value-type="string">
            <text:p>Overlimit</text:p>
          </table:table-cell>
          <table:table-cell office:value-type="string">
            <text:p>Active</text:p>
          </table:table-cell>
          <table:table-cell/>
          <table:table-cell office:value-type="string">
            <text:p>Massive damage to one enemy, 100% hit rate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Passive</text:p>
          </table:table-cell>
          <table:table-cell office:value-type="string">
            <text:p>Blood Hunter Skill</text:p>
          </table:table-cell>
          <table:table-cell office:value-type="string">
            <text:p>Blood Hunter, Passive</text:p>
          </table:table-cell>
          <table:table-cell/>
          <table:table-cell office:value-type="string">
            <text:p>Hit and evasion rate increased</text:p>
          </table:table-cell>
          <table:table-cell/>
          <table:table-cell office:value-type="string">
            <text:p>learned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ATK up</text:p>
          </table:table-cell>
          <table:table-cell office:value-type="string">
            <text:p>Blood Hunter, Passive</text:p>
          </table:table-cell>
          <table:table-cell/>
          <table:table-cell office:value-type="string">
            <text:p>ATK increase</text:p>
          </table:table-cell>
          <table:table-cell/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Passive</text:p>
          </table:table-cell>
          <table:table-cell office:value-type="string">
            <text:p>Gold Treasure Hunt</text:p>
          </table:table-cell>
          <table:table-cell office:value-type="string">
            <text:p>Blood Hunter, Passive</text:p>
          </table:table-cell>
          <table:table-cell/>
          <table:table-cell office:value-type="string">
            <text:p>Increase amoun of gold gained from battle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assive</text:p>
          </table:table-cell>
          <table:table-cell office:value-type="string">
            <text:p>resist Earth</text:p>
          </table:table-cell>
          <table:table-cell office:value-type="string">
            <text:p>Blood Hunter, Passive</text:p>
          </table:table-cell>
          <table:table-cell/>
          <table:table-cell office:value-type="string">
            <text:p>Reduce earth-based damage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assive</text:p>
          </table:table-cell>
          <table:table-cell office:value-type="string">
            <text:p>Treasure Hunt</text:p>
          </table:table-cell>
          <table:table-cell office:value-type="string">
            <text:p>Blood Hunter, Passive</text:p>
          </table:table-cell>
          <table:table-cell/>
          <table:table-cell office:value-type="string">
            <text:p>Item drop rate increases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4" office:value-type="string">
            <text:p>Snow White</text:p>
          </table:table-cell>
          <table:table-cell table:style-name="ce3" table:number-columns-repeated="6"/>
          <table:table-cell table:style-name="ce1" table:number-columns-repeated="2"/>
        </table:table-row>
        <table:table-row table:style-name="ro1">
          <table:table-cell table:style-name="ce5" office:value-type="string">
            <text:p>Scientis</text:p>
          </table:table-cell>
          <table:table-cell table:style-name="ce5" table:number-columns-repeated="8"/>
        </table:table-row>
        <table:table-row table:style-name="ro1">
          <table:table-cell table:style-name="ce6" office:value-type="string">
            <text:p>Recovery</text:p>
          </table:table-cell>
          <table:table-cell table:style-name="ce6" office:value-type="string">
            <text:p>Healia</text:p>
          </table:table-cell>
          <table:table-cell table:style-name="ce6" office:value-type="string">
            <text:p>Active</text:p>
          </table:table-cell>
          <table:table-cell table:style-name="ce6"/>
          <table:table-cell table:style-name="ce6" office:value-type="string">
            <text:p>Restore a small amount of the party's HP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6" office:value-type="string">
            <text:p>Physical</text:p>
          </table:table-cell>
          <table:table-cell table:style-name="ce6" office:value-type="string">
            <text:p>Hypno Burst</text:p>
          </table:table-cell>
          <table:table-cell table:style-name="ce6" office:value-type="string">
            <text:p>Active</text:p>
          </table:table-cell>
          <table:table-cell table:style-name="ce6"/>
          <table:table-cell table:style-name="ce6" office:value-type="string">
            <text:p>Minor damage to enemies and a chance of Sleep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6" office:value-type="string">
            <text:p>Recovery</text:p>
          </table:table-cell>
          <table:table-cell table:style-name="ce6" office:value-type="string">
            <text:p>Bleed Recovery</text:p>
          </table:table-cell>
          <table:table-cell table:style-name="ce6" office:value-type="string">
            <text:p>Active</text:p>
          </table:table-cell>
          <table:table-cell table:style-name="ce6"/>
          <table:table-cell table:style-name="ce6" office:value-type="string">
            <text:p>Heal main character's Bleeding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upport</text:p>
          </table:table-cell>
          <table:table-cell table:style-name="ce6" office:value-type="string">
            <text:p>Attack Block</text:p>
          </table:table-cell>
          <table:table-cell table:style-name="ce6" office:value-type="string">
            <text:p>Active</text:p>
          </table:table-cell>
          <table:table-cell table:style-name="ce6"/>
          <table:table-cell table:style-name="ce6" office:value-type="string">
            <text:p>Chance to guard against physical attack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6" office:value-type="string">
            <text:p>Magical</text:p>
          </table:table-cell>
          <table:table-cell table:style-name="ce6" office:value-type="string">
            <text:p>Darkness Bullet</text:p>
          </table:table-cell>
          <table:table-cell table:style-name="ce6" office:value-type="string">
            <text:p>Active</text:p>
          </table:table-cell>
          <table:table-cell table:style-name="ce6"/>
          <table:table-cell table:style-name="ce6" office:value-type="string">
            <text:p>Minor damage to enemy with a chance of Darkness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Support</text:p>
          </table:table-cell>
          <table:table-cell table:style-name="ce6" office:value-type="string">
            <text:p>Skill Block</text:p>
          </table:table-cell>
          <table:table-cell table:style-name="ce6" office:value-type="string">
            <text:p>Active</text:p>
          </table:table-cell>
          <table:table-cell table:style-name="ce6"/>
          <table:table-cell table:style-name="ce6" office:value-type="string">
            <text:p>Chance to guard against magical attack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6" office:value-type="string">
            <text:p>Physical</text:p>
          </table:table-cell>
          <table:table-cell table:style-name="ce6" office:value-type="string">
            <text:p>Stun Burst</text:p>
          </table:table-cell>
          <table:table-cell table:style-name="ce6" office:value-type="string">
            <text:p>Active</text:p>
          </table:table-cell>
          <table:table-cell table:style-name="ce6"/>
          <table:table-cell table:style-name="ce6" office:value-type="string">
            <text:p>Minor damage to enemies and a chance of Stun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Support</text:p>
          </table:table-cell>
          <table:table-cell table:style-name="ce6" office:value-type="string">
            <text:p>Hollow Vision</text:p>
          </table:table-cell>
          <table:table-cell table:style-name="ce6" office:value-type="string">
            <text:p>Active</text:p>
          </table:table-cell>
          <table:table-cell table:style-name="ce6"/>
          <table:table-cell table:style-name="ce6" office:value-type="string">
            <text:p>Hit and evasion boost for all allies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Item Meister</text:p>
          </table:table-cell>
          <table:table-cell table:style-name="ce2" table:number-columns-repeated="8"/>
        </table:table-row>
        <table:table-row table:style-name="ro1">
          <table:table-cell office:value-type="string">
            <text:p>Null</text:p>
          </table:table-cell>
          <table:table-cell office:value-type="string">
            <text:p>Item</text:p>
          </table:table-cell>
          <table:table-cell office:value-type="string">
            <text:p>Active</text:p>
          </table:table-cell>
          <table:table-cell/>
          <table:table-cell office:value-type="string">
            <text:p>Item use is made availab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upport</text:p>
          </table:table-cell>
          <table:table-cell office:value-type="string">
            <text:p>Item Steal</text:p>
          </table:table-cell>
          <table:table-cell office:value-type="string">
            <text:p>Active</text:p>
          </table:table-cell>
          <table:table-cell/>
          <table:table-cell office:value-type="string">
            <text:p>Chance to steal an item from your target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Magical</text:p>
          </table:table-cell>
          <table:table-cell office:value-type="string">
            <text:p>Offering</text:p>
          </table:table-cell>
          <table:table-cell office:value-type="string">
            <text:p>Active</text:p>
          </table:table-cell>
          <table:table-cell/>
          <table:table-cell office:value-type="string">
            <text:p>Use item to deal heavy damage to one enemy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Item Meister Skill</text:p>
          </table:table-cell>
          <table:table-cell office:value-type="string">
            <text:p>Item Meister, Passive</text:p>
          </table:table-cell>
          <table:table-cell/>
          <table:table-cell office:value-type="string">
            <text:p>Increase to item effect when used</text:p>
          </table:table-cell>
          <table:table-cell/>
          <table:table-cell office:value-type="string">
            <text:p>learned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Treasure Hunt</text:p>
          </table:table-cell>
          <table:table-cell office:value-type="string">
            <text:p>Item Meister, Passive</text:p>
          </table:table-cell>
          <table:table-cell/>
          <table:table-cell office:value-type="string">
            <text:p>Item drop rate increases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imic</text:p>
          </table:table-cell>
          <table:table-cell table:style-name="ce2" table:number-columns-repeated="8"/>
        </table:table-row>
        <table:table-row table:style-name="ro1">
          <table:table-cell/>
          <table:table-cell office:value-type="string">
            <text:p>Scholar</text:p>
          </table:table-cell>
          <table:table-cell office:value-type="string">
            <text:p>Active</text:p>
          </table:table-cell>
          <table:table-cell/>
          <table:table-cell office:value-type="string">
            <text:p>Use a move learned from the Marchen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Mimic Skill</text:p>
          </table:table-cell>
          <table:table-cell office:value-type="string">
            <text:p>Mimic, Passive</text:p>
          </table:table-cell>
          <table:table-cell/>
          <table:table-cell office:value-type="string">
            <text:p>Scholar effect increased</text:p>
          </table:table-cell>
          <table:table-cell table:number-columns-repeated="4"/>
        </table:table-row>
        <table:table-row table:style-name="ro1">
          <table:table-cell office:value-type="string">
            <text:p>Passive</text:p>
          </table:table-cell>
          <table:table-cell office:value-type="string">
            <text:p>Analyze</text:p>
          </table:table-cell>
          <table:table-cell office:value-type="string">
            <text:p>Mimic, Passive</text:p>
          </table:table-cell>
          <table:table-cell/>
          <table:table-cell office:value-type="string">
            <text:p>Display the enemy's HP gauge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Logic</text:p>
          </table:table-cell>
          <table:table-cell table:number-columns-repeated="8"/>
        </table:table-row>
        <table:table-row table:style-name="ro1">
          <table:table-cell office:value-type="string">
            <text:p>Magical</text:p>
          </table:table-cell>
          <table:table-cell office:value-type="string">
            <text:p>Volley</text:p>
          </table:table-cell>
          <table:table-cell office:value-type="string">
            <text:p>Active</text:p>
          </table:table-cell>
          <table:table-cell/>
          <table:table-cell office:value-type="string">
            <text:p>Minor Earth damage to one enemy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Support</text:p>
          </table:table-cell>
          <table:table-cell office:value-type="string">
            <text:p>Lure</text:p>
          </table:table-cell>
          <table:table-cell office:value-type="string">
            <text:p>Active</text:p>
          </table:table-cell>
          <table:table-cell/>
          <table:table-cell office:value-type="string">
            <text:p>Temporarily increase enemy encounter rate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Jail Rate Up</text:p>
          </table:table-cell>
          <table:table-cell office:value-type="string">
            <text:p>Logic, Passive</text:p>
          </table:table-cell>
          <table:table-cell/>
          <table:table-cell office:value-type="string">
            <text:p>Chance of adding buffs from the Jail's Blessing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Jail Blessing Up</text:p>
          </table:table-cell>
          <table:table-cell office:value-type="string">
            <text:p>Logic, Passive</text:p>
          </table:table-cell>
          <table:table-cell/>
          <table:table-cell office:value-type="string">
            <text:p>Chance to widen reach of the jail's blessing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MEN Up</text:p>
          </table:table-cell>
          <table:table-cell office:value-type="string">
            <text:p>Logic, Passive</text:p>
          </table:table-cell>
          <table:table-cell/>
          <table:table-cell office:value-type="string">
            <text:p>MEN increases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Jail Effect Up</text:p>
          </table:table-cell>
          <table:table-cell office:value-type="string">
            <text:p>Logic, Passive</text:p>
          </table:table-cell>
          <table:table-cell/>
          <table:table-cell office:value-type="string">
            <text:p>Chance of raising effect of the Jail's blessing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lood Chemist</text:p>
          </table:table-cell>
          <table:table-cell table:style-name="ce2" table:number-columns-repeated="8"/>
        </table:table-row>
        <table:table-row table:style-name="ro1">
          <table:table-cell office:value-type="string">
            <text:p>Physical</text:p>
          </table:table-cell>
          <table:table-cell office:value-type="string">
            <text:p>Invisible Slash</text:p>
          </table:table-cell>
          <table:table-cell office:value-type="string">
            <text:p>Active</text:p>
          </table:table-cell>
          <table:table-cell/>
          <table:table-cell office:value-type="string">
            <text:p>Minor damage to one enemy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Magical</text:p>
          </table:table-cell>
          <table:table-cell office:value-type="string">
            <text:p>Lunacy</text:p>
          </table:table-cell>
          <table:table-cell office:value-type="string">
            <text:p>Active</text:p>
          </table:table-cell>
          <table:table-cell/>
          <table:table-cell office:value-type="string">
            <text:p>Attack one enemy with random elements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Support</text:p>
          </table:table-cell>
          <table:table-cell office:value-type="string">
            <text:p>Positive Blood</text:p>
          </table:table-cell>
          <table:table-cell office:value-type="string">
            <text:p>Active</text:p>
          </table:table-cell>
          <table:table-cell/>
          <table:table-cell office:value-type="string">
            <text:p>Increase bleed amount from an enemy's attack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Magical</text:p>
          </table:table-cell>
          <table:table-cell office:value-type="string">
            <text:p>Disaster Rune</text:p>
          </table:table-cell>
          <table:table-cell office:value-type="string">
            <text:p>Active</text:p>
          </table:table-cell>
          <table:table-cell/>
          <table:table-cell office:value-type="string">
            <text:p>Heavy multi-elemental damage to all enemies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Support</text:p>
          </table:table-cell>
          <table:table-cell office:value-type="string">
            <text:p>Negative Blood</text:p>
          </table:table-cell>
          <table:table-cell office:value-type="string">
            <text:p>Active</text:p>
          </table:table-cell>
          <table:table-cell/>
          <table:table-cell office:value-type="string">
            <text:p>Decreases Bleed amount from an enemy's attack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Blood Chemist Skill</text:p>
          </table:table-cell>
          <table:table-cell office:value-type="string">
            <text:p>Blood Chemist, Passive</text:p>
          </table:table-cell>
          <table:table-cell/>
          <table:table-cell office:value-type="string">
            <text:p>Marchen Blood splattered on walls upon damage</text:p>
          </table:table-cell>
          <table:table-cell table:number-columns-repeated="4"/>
        </table:table-row>
        <table:table-row table:style-name="ro1">
          <table:table-cell table:style-name="ce7" office:value-type="string">
            <text:p>Red Riding Hood</text:p>
          </table:table-cell>
          <table:table-cell table:style-name="ce7" table:number-columns-repeated="7"/>
          <table:table-cell table:style-name="ce1"/>
        </table:table-row>
        <table:table-row table:style-name="ro1">
          <table:table-cell table:style-name="ce2" office:value-type="string">
            <text:p>Libero</text:p>
          </table:table-cell>
          <table:table-cell table:style-name="ce2" table:number-columns-repeated="7"/>
          <table:table-cell table:style-name="ce10"/>
        </table:table-row>
        <table:table-row table:style-name="ro1">
          <table:table-cell office:value-type="string">
            <text:p>Magical</text:p>
          </table:table-cell>
          <table:table-cell office:value-type="string">
            <text:p>Splash Bomb</text:p>
          </table:table-cell>
          <table:table-cell office:value-type="string">
            <text:p>Active</text:p>
          </table:table-cell>
          <table:table-cell office:value-type="string">
            <text:p>Damage Inflicted</text:p>
          </table:table-cell>
          <table:table-cell office:value-type="string">
            <text:p>Minor Water damage to one enemy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Magical</text:p>
          </table:table-cell>
          <table:table-cell office:value-type="string">
            <text:p>Fire Attack</text:p>
          </table:table-cell>
          <table:table-cell office:value-type="string">
            <text:p>Active</text:p>
          </table:table-cell>
          <table:table-cell office:value-type="string">
            <text:p>Damage Inflicted</text:p>
          </table:table-cell>
          <table:table-cell office:value-type="string">
            <text:p>Minor Fire damage to one enemy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ecovery</text:p>
          </table:table-cell>
          <table:table-cell office:value-type="string">
            <text:p>Heal</text:p>
          </table:table-cell>
          <table:table-cell office:value-type="string">
            <text:p>Active</text:p>
          </table:table-cell>
          <table:table-cell/>
          <table:table-cell office:value-type="string">
            <text:p>Restore a small amount of the target's HP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Magical</text:p>
          </table:table-cell>
          <table:table-cell office:value-type="string">
            <text:p>VY Blast</text:p>
          </table:table-cell>
          <table:table-cell office:value-type="string">
            <text:p>Active</text:p>
          </table:table-cell>
          <table:table-cell office:value-type="string">
            <text:p>Damage Inflicted</text:p>
          </table:table-cell>
          <table:table-cell office:value-type="string">
            <text:p>Air damage to all enemies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ecovery</text:p>
          </table:table-cell>
          <table:table-cell office:value-type="string">
            <text:p>EX Healia</text:p>
          </table:table-cell>
          <table:table-cell office:value-type="string">
            <text:p>Active</text:p>
          </table:table-cell>
          <table:table-cell office:value-type="string">
            <text:p>Recovery Amount</text:p>
          </table:table-cell>
          <table:table-cell office:value-type="string">
            <text:p>Restore a fair amount of the party's HP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Magical</text:p>
          </table:table-cell>
          <table:table-cell office:value-type="string">
            <text:p>Keraunos</text:p>
          </table:table-cell>
          <table:table-cell office:value-type="string">
            <text:p>Active</text:p>
          </table:table-cell>
          <table:table-cell office:value-type="string">
            <text:p>Damage Inflicted</text:p>
          </table:table-cell>
          <table:table-cell office:value-type="string">
            <text:p>Heavy Lightning damage to one enemy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Counter</text:p>
          </table:table-cell>
          <table:table-cell office:value-type="string">
            <text:p>Libero, Passive</text:p>
          </table:table-cell>
          <table:table-cell/>
          <table:table-cell office:value-type="string">
            <text:p>Chance to counterattack upon physical damage</text:p>
          </table:table-cell>
          <table:table-cell table:number-columns-repeated="4"/>
        </table:table-row>
        <table:table-row table:style-name="ro1">
          <table:table-cell table:style-name="ce8" office:value-type="string">
            <text:p>Poet</text:p>
          </table:table-cell>
          <table:table-cell table:style-name="ce8" table:number-columns-repeated="6"/>
          <table:table-cell table:style-name="ce2"/>
          <table:table-cell table:style-name="ce10"/>
        </table:table-row>
        <table:table-row table:style-name="ro1">
          <table:table-cell office:value-type="string">
            <text:p>Recovery</text:p>
          </table:table-cell>
          <table:table-cell office:value-type="string">
            <text:p>Stun Recovery</text:p>
          </table:table-cell>
          <table:table-cell office:value-type="string">
            <text:p>Active</text:p>
          </table:table-cell>
          <table:table-cell/>
          <table:table-cell office:value-type="string">
            <text:p>Recover from Stun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upport</text:p>
          </table:table-cell>
          <table:table-cell office:value-type="string">
            <text:p>Resist Skill</text:p>
          </table:table-cell>
          <table:table-cell office:value-type="string">
            <text:p>Active</text:p>
          </table:table-cell>
          <table:table-cell/>
          <table:table-cell office:value-type="string">
            <text:p>Reduce magical damage to your party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Support</text:p>
          </table:table-cell>
          <table:table-cell office:value-type="string">
            <text:p>Resist Attack</text:p>
          </table:table-cell>
          <table:table-cell office:value-type="string">
            <text:p>Active</text:p>
          </table:table-cell>
          <table:table-cell/>
          <table:table-cell office:value-type="string">
            <text:p>reduces target's physical damage received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Support</text:p>
          </table:table-cell>
          <table:table-cell office:value-type="string">
            <text:p>Invigorate</text:p>
          </table:table-cell>
          <table:table-cell office:value-type="string">
            <text:p>Active</text:p>
          </table:table-cell>
          <table:table-cell/>
          <table:table-cell office:value-type="string">
            <text:p>Speeds up the target's turn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Recovery</text:p>
          </table:table-cell>
          <table:table-cell office:value-type="string">
            <text:p>Skill Seal Recovery</text:p>
          </table:table-cell>
          <table:table-cell office:value-type="string">
            <text:p>Active</text:p>
          </table:table-cell>
          <table:table-cell/>
          <table:table-cell office:value-type="string">
            <text:p>Recover from Skill Seal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upport</text:p>
          </table:table-cell>
          <table:table-cell office:value-type="string">
            <text:p>Blow</text:p>
          </table:table-cell>
          <table:table-cell office:value-type="string">
            <text:p>Active</text:p>
          </table:table-cell>
          <table:table-cell/>
          <table:table-cell office:value-type="string">
            <text:p>Increases target's physical damage output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Passive</text:p>
          </table:table-cell>
          <table:table-cell office:value-type="string">
            <text:p>Poet Skill</text:p>
          </table:table-cell>
          <table:table-cell office:value-type="string">
            <text:p>Poet, Passive</text:p>
          </table:table-cell>
          <table:table-cell/>
          <table:table-cell office:value-type="string">
            <text:p>Reduced SP cost when using support Skills</text:p>
          </table:table-cell>
          <table:table-cell/>
          <table:table-cell office:value-type="string">
            <text:p>learned</text:p>
          </table:table-cell>
          <table:table-cell table:number-columns-repeated="2"/>
        </table:table-row>
        <table:table-row table:style-name="ro1">
          <table:table-cell table:style-name="ce2" office:value-type="string">
            <text:p>Fairy</text:p>
          </table:table-cell>
          <table:table-cell table:style-name="ce2" table:number-columns-repeated="7"/>
          <table:table-cell table:style-name="ce10"/>
        </table:table-row>
        <table:table-row table:style-name="ro1">
          <table:table-cell office:value-type="string">
            <text:p>Magical</text:p>
          </table:table-cell>
          <table:table-cell office:value-type="string">
            <text:p>Darkness Bullet</text:p>
          </table:table-cell>
          <table:table-cell office:value-type="string">
            <text:p>Active</text:p>
          </table:table-cell>
          <table:table-cell/>
          <table:table-cell office:value-type="string">
            <text:p>Minor damage to enemies with a chance of darkness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hysical</text:p>
          </table:table-cell>
          <table:table-cell office:value-type="string">
            <text:p>Drain</text:p>
          </table:table-cell>
          <table:table-cell office:value-type="string">
            <text:p>Active</text:p>
          </table:table-cell>
          <table:table-cell/>
          <table:table-cell office:value-type="string">
            <text:p>Minor damage to enemy with a chance to gain HP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Magical</text:p>
          </table:table-cell>
          <table:table-cell office:value-type="string">
            <text:p>Poison Bullet+</text:p>
          </table:table-cell>
          <table:table-cell office:value-type="string">
            <text:p>Active</text:p>
          </table:table-cell>
          <table:table-cell/>
          <table:table-cell office:value-type="string">
            <text:p>Damage to enemy with a chance of Poison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Obstructive</text:p>
          </table:table-cell>
          <table:table-cell office:value-type="string">
            <text:p>Impede</text:p>
          </table:table-cell>
          <table:table-cell office:value-type="string">
            <text:p>Active</text:p>
          </table:table-cell>
          <table:table-cell/>
          <table:table-cell office:value-type="string">
            <text:p>Delay the target's turn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upport</text:p>
          </table:table-cell>
          <table:table-cell office:value-type="string">
            <text:p>Charge</text:p>
          </table:table-cell>
          <table:table-cell office:value-type="string">
            <text:p>Active</text:p>
          </table:table-cell>
          <table:table-cell/>
          <table:table-cell office:value-type="string">
            <text:p>ATK increase in next turn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agical</text:p>
          </table:table-cell>
          <table:table-cell office:value-type="string">
            <text:p>Hypno Bullet</text:p>
          </table:table-cell>
          <table:table-cell office:value-type="string">
            <text:p>Active</text:p>
          </table:table-cell>
          <table:table-cell/>
          <table:table-cell office:value-type="string">
            <text:p>Minor damage to enemy with a chance of Sleep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bstructive</text:p>
          </table:table-cell>
          <table:table-cell office:value-type="string">
            <text:p>Attack Stall</text:p>
          </table:table-cell>
          <table:table-cell office:value-type="string">
            <text:p>Active</text:p>
          </table:table-cell>
          <table:table-cell/>
          <table:table-cell office:value-type="string">
            <text:p>Lower target's ATK temporarily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Obstructive</text:p>
          </table:table-cell>
          <table:table-cell office:value-type="string">
            <text:p>Defense Stall</text:p>
          </table:table-cell>
          <table:table-cell office:value-type="string">
            <text:p>Active</text:p>
          </table:table-cell>
          <table:table-cell/>
          <table:table-cell office:value-type="string">
            <text:p>Lower target's DEF temporarily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Obstructive</text:p>
          </table:table-cell>
          <table:table-cell office:value-type="string">
            <text:p>Tech Stall</text:p>
          </table:table-cell>
          <table:table-cell office:value-type="string">
            <text:p>Active</text:p>
          </table:table-cell>
          <table:table-cell/>
          <table:table-cell office:value-type="string">
            <text:p>Lower target's TEC temporarily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Obstructive</text:p>
          </table:table-cell>
          <table:table-cell office:value-type="string">
            <text:p>Mental Stall</text:p>
          </table:table-cell>
          <table:table-cell office:value-type="string">
            <text:p>Active</text:p>
          </table:table-cell>
          <table:table-cell/>
          <table:table-cell office:value-type="string">
            <text:p>Lower target's MEN temporarily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agical</text:p>
          </table:table-cell>
          <table:table-cell office:value-type="string">
            <text:p>Debilitate</text:p>
          </table:table-cell>
          <table:table-cell office:value-type="string">
            <text:p>Active</text:p>
          </table:table-cell>
          <table:table-cell/>
          <table:table-cell office:value-type="string">
            <text:p>Heavy damage to enemy with a chance of stun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Magical</text:p>
          </table:table-cell>
          <table:table-cell office:value-type="string">
            <text:p>Frost Bullet</text:p>
          </table:table-cell>
          <table:table-cell office:value-type="string">
            <text:p>Active</text:p>
          </table:table-cell>
          <table:table-cell/>
          <table:table-cell office:value-type="string">
            <text:p>Minor damage to enemy with a chance of Frostbite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gical</text:p>
          </table:table-cell>
          <table:table-cell office:value-type="string">
            <text:p>Execution</text:p>
          </table:table-cell>
          <table:table-cell office:value-type="string">
            <text:p>Active</text:p>
          </table:table-cell>
          <table:table-cell/>
          <table:table-cell office:value-type="string">
            <text:p>Heavy damage to enemy with a chance of Death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Passive</text:p>
          </table:table-cell>
          <table:table-cell office:value-type="string">
            <text:p>Fairy Skill</text:p>
          </table:table-cell>
          <table:table-cell office:value-type="string">
            <text:p>Fairy, Passive</text:p>
          </table:table-cell>
          <table:table-cell/>
          <table:table-cell office:value-type="string">
            <text:p>Slight Chance boost in using obstructive skills</text:p>
          </table:table-cell>
          <table:table-cell/>
          <table:table-cell table:number-columns-repeated="2" office:value-type="string">
            <text:p>learned</text:p>
          </table:table-cell>
          <table:table-cell/>
        </table:table-row>
        <table:table-row table:style-name="ro1">
          <table:table-cell office:value-type="string">
            <text:p>Passive</text:p>
          </table:table-cell>
          <table:table-cell office:value-type="string">
            <text:p>Magic Counter</text:p>
          </table:table-cell>
          <table:table-cell office:value-type="string">
            <text:p>Fairy, Passive</text:p>
          </table:table-cell>
          <table:table-cell/>
          <table:table-cell office:value-type="string">
            <text:p>Chance to counterattack upon magical damage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assive</text:p>
          </table:table-cell>
          <table:table-cell office:value-type="string">
            <text:p>TEC UP</text:p>
          </table:table-cell>
          <table:table-cell office:value-type="string">
            <text:p>Fairy, Passive</text:p>
          </table:table-cell>
          <table:table-cell/>
          <table:table-cell office:value-type="string">
            <text:p>TEC increases</text:p>
          </table:table-cell>
          <table:table-cell/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table:style-name="ce2" office:value-type="string">
            <text:p>Pierrot</text:p>
          </table:table-cell>
          <table:table-cell table:style-name="ce2" table:number-columns-repeated="8"/>
        </table:table-row>
        <table:table-row table:style-name="ro1">
          <table:table-cell office:value-type="string">
            <text:p>Recovery</text:p>
          </table:table-cell>
          <table:table-cell office:value-type="string">
            <text:p>Ex Heal</text:p>
          </table:table-cell>
          <table:table-cell office:value-type="string">
            <text:p>Active</text:p>
          </table:table-cell>
          <table:table-cell/>
          <table:table-cell office:value-type="string">
            <text:p>Restore a fair amount of the target's HP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hysical</text:p>
          </table:table-cell>
          <table:table-cell office:value-type="string">
            <text:p>Enducre</text:p>
          </table:table-cell>
          <table:table-cell office:value-type="string">
            <text:p>Active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agical</text:p>
          </table:table-cell>
          <table:table-cell office:value-type="string">
            <text:p>Lunacy</text:p>
          </table:table-cell>
          <table:table-cell office:value-type="string">
            <text:p>Active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Physical</text:p>
          </table:table-cell>
          <table:table-cell office:value-type="string">
            <text:p>Spirit Attack</text:p>
          </table:table-cell>
          <table:table-cell office:value-type="string">
            <text:p>Active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agical</text:p>
          </table:table-cell>
          <table:table-cell office:value-type="string">
            <text:p>Offering</text:p>
          </table:table-cell>
          <table:table-cell office:value-type="string">
            <text:p>Active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Magical</text:p>
          </table:table-cell>
          <table:table-cell office:value-type="string">
            <text:p>Cluster</text:p>
          </table:table-cell>
          <table:table-cell office:value-type="string">
            <text:p>Active</text:p>
          </table:table-cell>
          <table:table-cell/>
          <table:table-cell office:value-type="string">
            <text:p>Attack all enemies with random elements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Passive</text:p>
          </table:table-cell>
          <table:table-cell office:value-type="string">
            <text:p>Pierrot Skill</text:p>
          </table:table-cell>
          <table:table-cell office:value-type="string">
            <text:p>Pierrot, Passive</text:p>
          </table:table-cell>
          <table:table-cell table:number-columns-repeated="3"/>
          <table:table-cell table:number-columns-repeated="2" office:value-type="string">
            <text:p>learned</text:p>
          </table:table-cell>
          <table:table-cell/>
        </table:table-row>
        <table:table-row table:style-name="ro1">
          <table:table-cell office:value-type="string">
            <text:p>Passive</text:p>
          </table:table-cell>
          <table:table-cell office:value-type="string">
            <text:p>HP Limit UP</text:p>
          </table:table-cell>
          <table:table-cell office:value-type="string">
            <text:p>Pierrot, Passive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assive</text:p>
          </table:table-cell>
          <table:table-cell office:value-type="string">
            <text:p>Atk up</text:p>
          </table:table-cell>
          <table:table-cell office:value-type="string">
            <text:p>Pierrot, Passive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table:style-name="ce2" office:value-type="string">
            <text:p>Leech</text:p>
          </table:table-cell>
          <table:table-cell table:style-name="ce2" table:number-columns-repeated="8"/>
        </table:table-row>
        <table:table-row table:style-name="ro1">
          <table:table-cell office:value-type="string">
            <text:p>Physical</text:p>
          </table:table-cell>
          <table:table-cell office:value-type="string">
            <text:p>Bloody Manuever</text:p>
          </table:table-cell>
          <table:table-cell office:value-type="string">
            <text:p>Active</text:p>
          </table:table-cell>
          <table:table-cell/>
          <table:table-cell office:value-type="string">
            <text:p>Inflict bleead damage to all enemies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Magical</text:p>
          </table:table-cell>
          <table:table-cell office:value-type="string">
            <text:p>Blood Raptor</text:p>
          </table:table-cell>
          <table:table-cell office:value-type="string">
            <text:p>Active</text:p>
          </table:table-cell>
          <table:table-cell/>
          <table:table-cell office:value-type="string">
            <text:p>Inflict heavy bleed damage to one enemy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Physical</text:p>
          </table:table-cell>
          <table:table-cell office:value-type="string">
            <text:p>Mass. Blast</text:p>
          </table:table-cell>
          <table:table-cell office:value-type="string">
            <text:p>Active</text:p>
          </table:table-cell>
          <table:table-cell/>
          <table:table-cell office:value-type="string">
            <text:p>Use all SP to deal heavy damage to one enemy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Passive</text:p>
          </table:table-cell>
          <table:table-cell office:value-type="string">
            <text:p>Leech Skill</text:p>
          </table:table-cell>
          <table:table-cell office:value-type="string">
            <text:p>Leech, Passive</text:p>
          </table:table-cell>
          <table:table-cell/>
          <table:table-cell office:value-type="string">
            <text:p>Boost to damage output based on Blood Splatter</text:p>
          </table:table-cell>
          <table:table-cell/>
          <table:table-cell table:number-columns-repeated="2" office:value-type="string">
            <text:p>learned</text:p>
          </table:table-cell>
          <table:table-cell/>
        </table:table-row>
        <table:table-row table:style-name="ro1">
          <table:table-cell office:value-type="string">
            <text:p>Passive</text:p>
          </table:table-cell>
          <table:table-cell office:value-type="string">
            <text:p>SP Limit UP</text:p>
          </table:table-cell>
          <table:table-cell office:value-type="string">
            <text:p>Leech, Passive</text:p>
          </table:table-cell>
          <table:table-cell/>
          <table:table-cell office:value-type="string">
            <text:p>Maximum SP increases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reated By</text:p>
          </table:table-cell>
          <table:table-cell table:number-columns-repeated="8"/>
        </table:table-row>
        <table:table-row table:style-name="ro1">
          <table:table-cell office:value-type="string">
            <text:p>JACKFROZR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7">10/17/2019</text:date>, <text:time>00:2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23:37:23.98</meta:creation-date>
    <dc:date>2019-10-17T00:26:10.98</dc:date>
    <meta:editing-duration>PT4H32M4S</meta:editing-duration>
    <meta:editing-cycles>116</meta:editing-cycles>
    <meta:generator>OpenOffice/4.1.7$Win32 OpenOffice.org_project/417m1$Build-9800</meta:generator>
    <meta:document-statistic meta:table-count="1" meta:cell-count="1291" meta:object-count="0"/>
  </office:meta>
</office:document-meta>
</file>